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495a5" officeooo:paragraph-rsid="000495a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Network Covert Channels </text:h>
      <text:p text:style-name="Text_20_body"/>
      <text:p text:style-name="Text_20_body">A communication channel between two parties (sender and recipient) that are not permitted to exchange information is known as a covert channel </text:p>
      <text:p text:style-name="Text_20_body"/>
      <text:p text:style-name="Text_20_body">When people are communicating covertly, their relationship can be safeguarded and confidential information cannot be reached, detected, or recovered by unauthorized parties </text:p>
      <text:p text:style-name="Text_20_body"/>
      <text:p text:style-name="Text_20_body">Attackers are increasingly using steganographic and information-hiding tactics to evade detection and stay undetected for extended periods of time. </text:p>
      <text:p text:style-name="Text_20_body"/>
      <text:p text:style-name="Text_20_body">Creating covert channels is one of the most common and successful techniques of information concealment to promote insecurity [ ]. </text:p>
      <text:p text:style-name="Text_20_body"/>
      <text:p text:style-name="Text_20_body">The expansion of computer networks and intrusion detection systems has given rise to creative methods by which hackers might pilfer or reveal sensitive data. A network hidden channel or covert channel may be used to do this, which is a useful bonus. </text:p>
      <text:p text:style-name="Text_20_body"/>
      <text:p text:style-name="Text_20_body">With a covert channel, people may share secret information while being invisible to one another. </text:p>
      <text:p text:style-name="Text_20_body"/>
      <text:p text:style-name="Text_20_body">When such harmful acts are paired with a covert channel, the combination is considered a major threat. </text:p>
      <text:p text:style-name="Text_20_body"/>
      <text:p text:style-name="Text_20_body">Among other possible techniques, attackers are increasingly using network covert channels to mask their harmful activity </text:p>
      <text:p text:style-name="Text_20_body"/>
      <text:p text:style-name="Text_20_body">Distributed Network Covert Channels (DNCCs), which are defined as network covert channels that disperse secret data among numerous flows, protocols, and hosts or that employ a variety of data hiding methods within a single flow or within Protocol Data Units (PDUs) </text:p>
      <text:p text:style-name="Text_20_body"/>
      <text:p text:style-name="Text_20_body">Steganographic material was previously communicated using invisible ink or concealed tattoos. These days, steganography may be easily communicated with thanks to computer and network technology </text:p>
      <text:p text:style-name="Text_20_body"/>
      <text:p text:style-name="Text_20_body">This section provides an overview, definitions, and important concerns related to the idea of covert channels. Furthermore, it emphasizes that covert channels are not always dangerous; </text:p>
      <text:p text:style-name="Text_20_body"><text:soft-page-break/></text:p>
      <text:list text:style-name="L1">
        <text:list-item>
          <text:p text:style-name="P1">Section 2 divides covert channels into two categories, one classifies covert channels into two classes, covert storage channels and covert timing channels, while the second classifies them in three classifications: host-based, network-based, and physical. </text:p>
        </text:list-item>
        <text:list-item>
          <text:p text:style-name="P1">Section 3 addresses network covert channel classification </text:p>
        </text:list-item>
        <text:list-item>
          <text:p text:style-name="P1">The typical covert channel model is illustrated in Section 4 </text:p>
        </text:list-item>
        <text:list-item>
          <text:p text:style-name="P1">Section 5 outlines some factors that are behind the advanced development of covert channels and have direct impact in their widespread </text:p>
        </text:list-item>
        <text:list-item>
          <text:p text:style-name="P1">Section 6 discusses the prevalent of covert channel techniques in modern technologies and how they may offer a rich environment for creating many scenarios of covert communication that can have both beneficial and detrimental effects. </text:p>
        </text:list-item>
        <text:list-item>
          <text:p text:style-name="P1">Section 7 illustrates the countermeasures that are commonly used to counter covert channel </text:p>
        </text:list-item>
        <text:list-item>
          <text:p text:style-name="P1">Section 8 gives through and comprehensive details on covert channel identification methods with a focus on their achievements and drawbacks </text:p>
        </text:list-item>
      </text:list>
      <text:p text:style-name="Text_20_body"/>
      <text:p text:style-name="P2">FINIRE DI LEGGERE RESTO DEL PDF CONTIENE INFORMAZIONI IN PIÙ SUI COVERT CHANNE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21:01:38.731000000</meta:creation-date>
    <dc:date>2025-03-27T21:17:31.246000000</dc:date>
    <meta:editing-duration>PT15M52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2" meta:paragraph-count="20" meta:word-count="428" meta:character-count="2903" meta:non-whitespace-character-count="2483"/>
  </office:meta>
</office:document-meta>
</file>